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style:text-position="33%"/>
    </style:style>
    <style:style style:family="paragraph" style:name="P2" style:display-name="P2" style:parent-style-name="Text-body">
      <style:paragraph-properties fo:text-align="left" fo:line-height="114%" fo:background-color="transparent" fo:margin-top="0in" fo:margin-bottom="0in" style:writing-mode="lr"/>
      <style:text-properties fo:color="#000000" fo:font-size="9.89999961853027pt" fo:font-weight="normal" fo:text-transform="none"/>
    </style:style>
    <style:style style:family="paragraph" style:name="P1" style:display-name="P1" style:parent-style-name="Text-body">
      <style:paragraph-properties fo:background-color="transparent"/>
      <style:text-properties fo:color="#000000" fo:font-size="18.5pt" fo:font-weight="normal" fo:text-transform="non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text:bookmark-start text:name="docs-internal-guid-7d5cdad9-174d-df86-cb5b-81939cf5ceb5"/><text:bookmark-end text:name="docs-internal-guid-7d5cdad9-174d-df86-cb5b-81939cf5ceb5"/>Setup</text:p>
        <text:p text:style-name="P2">Labs are required, they are not optional. There is some setup needed ahead of the class so that we don't take time away from training and we don't spend time on setup. </text:p>
        <text:p text:style-name="P2">Your laptops need to be set up with Typescript, LESS, simplehttpserver and Webstorm IDE ahead of time. We will cover the “why these?” question throughout the class and it won't be an issue.</text:p>
        <text:p text:style-name="P2"/>
        <text:p text:style-name="P2">1.So to help you set up, lets start. You have to install Node – that is the best/only way to get the npm installer. Once you have node, you'll have npm. Then (possibly in admin mode):</text:p>
        <text:p text:style-name="P2">npm -g install typescript</text:p>
        <text:p text:style-name="P2">npm -g install less</text:p>
        <text:p text:style-name="P2"/>
        <text:p text:style-name="P2">If you can type in 'tsc' at command prompt and get a some non error response, you are set! (hint: for example BootStrap uses LESS).</text:p>
        <text:p text:style-name="P2">2. Install WebStorm. In class we will change the WebStorm settings to add a file watcher for typescript and less.</text:p>
        <text:p text:style-name="P2">3. Go to PrimusAPI.com - sign up and get the app key! </text:p>
        <text:p text:style-name="P2"/>
        <text:p text:style-name="P2">If you can't install these due to tech problems, then pre-install 'Oracle Virtual Box' and we'll have a virtual machine file to give you with these pre-installed so we can jump into code right away.</text:p>
        <text:p text:style-name="P2">Just do your best and use google.</text:p>
        <text:p text:style-name="P2"/>
        <text:p text:style-name="P2">Note:</text:p>
        <text:p text:style-name="P2">- If you are using windows, you may have issues if you use a firewall or a virusscanner – best to disable those for training. </text:p>
        <text:p text:style-name="P2">- We will use Chrome . Some plugins may interfere w/ development, best to disable 3<text:span text:style-name="T1">rd</text:span> party extensions. </text:p>
        <text:p text:style-name="P2"/>
        <text:p text:style-name="P2">If you want to read ahead, we will use this jQuery to load divs (explained in class):</text:p>
        <text:p text:style-name="P2">http://zeptojs.com/#$.get</text:p>
        <text:p text:style-name="P2">plus some pro-animation tool ( via http://www.greensock.com/gsap-js ).</text:p>
        <text:p text:style-name="P2"/>
        <text:p text:style-name="P2">Optional: </text:p>
        <text:p text:style-name="P2">Have a public HTTP web site that you can FTP to.</text:p>
        <text:p text:style-name="P2">(One $5 host is <text:s/><text:a xlink:href="https://www.digitalocean.com/?refcode=299e544c7c2b">http://www.digitalocean.com/?refcode=299e544c7c2b</text:a> <text:s/>- you can try promo code SSDPOWER20. Install Apache and an FTP server so that you can deploy some html pages – you can use Filezilla for FTP client. Hint: apt-get install apache2; apt-get install proftpd )</text:p>
        <text:p text:style-name="P2"/>
        <text:p text:style-name="P2">There are other 3<text:span text:style-name="T1">rd</text:span> party sites I'll mention in class, ex: <text:a xlink:href="https://developers.facebook.com/apps">http://developers.facebook.com/apps</text:a>, MaxCDN $9, <text:s/><text:a xlink:href="https://build.phonegap.com/">http://build.phonegap.com</text:a> , github, TopCoat.io, <text:a xlink:href="http://dribbble.com/">http://dribbble.com</text:a> , DreamWeaver, Illustrator, etc.</text:p>
        <text:p text:style-name="P2"/>
        <text:p text:style-name="P2">We'll have a great class!!</text:p>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0.4925in"/>
    </style:default-style>
    <style:style style:family="text" style:name="Internet-link-text" style:display-name="Internet link_text" style:next-style-name="Internet-link-text">
      <style:text-properties fo:color="#000080" style:text-underline-type="single"/>
    </style:style>
    <style:style style:family="text" style:name="Internet-link-text-text-text-text-text" style:display-name="Internet link_text_text_text_text_text" style:next-style-name="Internet-link-text-text-text-text-text">
      <style:text-properties fo:color="#000080" style:text-underline-type="single"/>
    </style:style>
    <style:style style:family="paragraph" style:name="Contents-4" style:display-name="Contents 4" style:parent-style-name="Normal" style:next-style-name="Normal">
      <style:paragraph-properties fo:text-indent="-0.300000in" fo:margin-left="2.000000in"/>
    </style:style>
    <style:style style:family="paragraph" style:name="Heading-1" style:display-name="Heading 1" style:parent-style-name="Heading" style:next-style-name="Text-body">
      <style:text-properties fo:font-size="16pt" fo:font-weight="bold"/>
    </style:style>
    <style:style style:family="paragraph" style:name="Contents-3" style:display-name="Contents 3" style:parent-style-name="Normal" style:next-style-name="Normal">
      <style:paragraph-properties fo:text-indent="-0.300000in" fo:margin-left="1.500000in"/>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Heading-2" style:display-name="Heading 2" style:parent-style-name="Heading" style:next-style-name="Text-body">
      <style:text-properties style:font-name="Times New Roman" fo:font-size="18pt" fo:font-weight="bold"/>
    </style:style>
    <style:style style:family="paragraph" style:name="Text-body" style:display-name="Text body" style:parent-style-name="Normal" style:next-style-name="Text-body">
      <style:paragraph-properties fo:margin-top="0in" fo:margin-bottom="0.0835in"/>
    </style:style>
    <style:style style:family="paragraph" style:name="Normal" style:display-name="Normal">
      <style:paragraph-properties style:writing-mode="lr"/>
      <style:text-properties fo:color="#000000" style:font-name="Times New Roman" fo:font-size="12pt" fo:language="en" fo:country="US"/>
    </style:style>
    <style:style style:family="paragraph" style:name="Contents-2" style:display-name="Contents 2" style:parent-style-name="Normal" style:next-style-name="Normal">
      <style:paragraph-properties fo:text-indent="-0.300000in" fo:margin-left="1.000000in"/>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2013-07-24T15:09:05.45</meta:creation-date>
    <dc:date>Thu Oct 24 10:40:47 2013
</dc:date>
  </office:meta>
</office:document-meta>
</file>